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none" fo:font-weight="bold" officeooo:rsid="0008828d" officeooo:paragraph-rsid="0008828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style:text-underline-style="none" fo:font-weight="normal" officeooo:rsid="0008828d" officeooo:paragraph-rsid="0008828d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officeooo:rsid="0008828d" officeooo:paragraph-rsid="0008828d" style:font-size-asian="13pt" style:font-size-complex="13pt"/>
    </style:style>
    <style:style style:name="P4" style:family="paragraph" style:parent-style-name="Standard">
      <style:text-properties fo:font-size="13pt" style:text-underline-style="none" officeooo:rsid="0009dddf" officeooo:paragraph-rsid="0009dddf" style:font-size-asian="13pt" style:font-size-complex="13pt"/>
    </style:style>
    <style:style style:name="P5" style:family="paragraph" style:parent-style-name="Standard">
      <style:text-properties fo:font-size="13pt" style:text-underline-style="solid" style:text-underline-width="auto" style:text-underline-color="font-color" officeooo:rsid="0008828d" officeooo:paragraph-rsid="0008828d" style:font-size-asian="13pt" style:font-size-complex="13pt"/>
    </style:style>
    <style:style style:name="P6" style:family="paragraph" style:parent-style-name="Standard">
      <style:text-properties fo:font-size="13pt" style:text-underline-style="none" officeooo:rsid="000b6d18" officeooo:paragraph-rsid="000b6d18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3pt" style:text-underline-style="none" fo:font-weight="bold" officeooo:rsid="000b6d18" officeooo:paragraph-rsid="000b6d18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gr1" style:family="graphic">
      <style:graphic-properties draw:stroke="none" svg:stroke-color="#000000" draw:fill="none" draw:fill-color="#ffffff" fo:min-height="3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8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4.7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6.3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4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3.7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3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7.1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4.0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2.9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3.2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3.70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NIVEL INF-111 PERO CON PYTHON</text:p>
      <text:p text:style-name="P5"/>
      <text:p text:style-name="P2">1. Leer dos numeros A y B, evaluar la expresion T=2+A+B, almacenar el resultado en T, Desplegar el resultado</text:p>
      <text:p text:style-name="P2"><draw:frame text:anchor-type="paragraph" draw:z-index="0" draw:name="Forma1" draw:style-name="gr1" draw:text-style-name="P8" svg:width="5.599cm" svg:height="3.315cm" svg:x="5.256cm" svg:y="0.205cm"><draw:text-box><text:p>print("Ingrese dos numeros: ")</text:p><text:p>A=input("A:")</text:p><text:p>B=input("B:")</text:p><text:p>T=2+int(A)+int(B)</text:p><text:p>print("El resultado es:",T)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2. Hacer leer un número A, evaluar sucesivamente las expresiones siguientes y desplegar los resultados obtenidos.</text:p>
      <text:p text:style-name="P3"/>
      <text:p text:style-name="P3"><draw:frame text:anchor-type="paragraph" draw:z-index="1" draw:name="Forma2" draw:style-name="gr2" draw:text-style-name="P8" svg:width="4.04cm" svg:height="1.841cm" svg:x="1.161cm" svg:y="0.42cm"><draw:text-box><text:p>B = A + 10</text:p><text:p>C = 2B + A</text:p><text:p>D = A + B + C + 5 </text:p></draw:text-box></draw:frame><draw:frame text:anchor-type="paragraph" draw:z-index="2" draw:name="Forma3" draw:style-name="gr3" draw:text-style-name="P9" svg:width="5.153cm" svg:height="5.804cm" svg:x="6.87cm" svg:y="0.42cm"><draw:text-box><text:p><text:span text:style-name="T1">print("Ingrese un numero:")</text:span></text:p><text:p><text:span text:style-name="T1">strA=input("A:")</text:span></text:p><text:p><text:span text:style-name="T1">A=float(strA)</text:span></text:p><text:p><text:span text:style-name="T1">B=A+10</text:span></text:p><text:p><text:span text:style-name="T1">C=2*B+A</text:span></text:p><text:p><text:span text:style-name="T1">D=A+B+C+5</text:span></text:p><text:p><text:span text:style-name="T1">print("El resultado es:")</text:span></text:p><text:p><text:span text:style-name="T1">print("A =",A)</text:span></text:p><text:p><text:span text:style-name="T1">print("B =",B)</text:span></text:p><text:p><text:span text:style-name="T1">print("C =",C)</text:span></text:p><text:p><text:span text:style-name="T1">print("D =",D)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3. Leer S en segundos, convertir a minutos y horas desplegar el resultado</text:p>
      <text:p text:style-name="P4"><draw:frame text:anchor-type="paragraph" draw:z-index="3" draw:name="Forma4" draw:style-name="gr4" draw:text-style-name="P9" svg:width="7.825cm" svg:height="4.763cm" svg:x="4.281cm" svg:y="0.529cm"><draw:text-box><text:p><text:span text:style-name="T1">print("Ingrese S=numero de segundos")</text:span></text:p><text:p><text:span text:style-name="T1">strS=input("S:")</text:span></text:p><text:p><text:span text:style-name="T1">S=int(strS)</text:span></text:p><text:p><text:span text:style-name="T1">minutos=S/60</text:span></text:p><text:p><text:span text:style-name="T1">horas=minutos/60</text:span></text:p><text:p><text:span text:style-name="T1">print("S en minutos es:",minutos,"min")</text:span></text:p><text:p><text:span text:style-name="T1">print("S en horas es:",horas,"hrs")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. Dados dos número A y B, del mayor restarle el menor. Desplegar el resultad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4" draw:name="Forma5" draw:style-name="gr5" draw:text-style-name="P8" svg:width="9.386cm" svg:height="6.331cm" svg:x="3.889cm" svg:y="0.219cm"><draw:text-box><text:p>print("Leer dos numeros A y B, del mayor restarle\</text:p><text:p>el menor, Desplegar el resultado")</text:p><text:p>A=float(input("A:"))</text:p><text:p>B=float(input("B:"))</text:p><text:p/><text:p>if (A&gt;B):</text:p><text:p><text:s text:c="4"/>print("Resultado es:",A-B)</text:p><text:p>elif (B&gt;A):</text:p><text:p><text:s text:c="4"/>print("Resultado es:",B-A)</text:p><text:p>else:</text:p><text:p><text:s text:c="4"/>print("El resultado es: 0 pues\</text:p><text:p><text:s/>A y B son iguales!!")</text:p></draw:text-box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5. Hacer leer un número entero X, hallar su valor absoluto. Desplegar el resultado.</text:p>
      <text:p text:style-name="P4"/>
      <text:p text:style-name="P4"><draw:frame text:anchor-type="paragraph" draw:z-index="5" draw:name="Forma6" draw:style-name="gr6" draw:text-style-name="P8" svg:width="10.277cm" svg:height="4.816cm" svg:x="3.027cm" svg:y="0.086cm"><draw:text-box><text:p>print("Leer un numero entero X hallar su valor absoluto,\</text:p><text:p><text:s/>desplegar el resultado")</text:p><text:p>#volverlo positivo si es negativo</text:p><text:p>x=float(input("X:"))</text:p><text:p>if (x&lt;0):</text:p><text:p><text:s text:c="4"/>x=x*(-1)</text:p><text:p/><text:p>print("El resultado es:",x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6. Dados dos números A y B, realizar el producto de los dos números por sumas sucesivas, almacenar el resultado en una variable P, mostrar el resultado.</text:p>
      <text:p text:style-name="P4"/>
      <text:p text:style-name="P4"><draw:frame text:anchor-type="paragraph" draw:z-index="6" draw:name="Forma7" draw:style-name="gr7" draw:text-style-name="P8" svg:width="4.986cm" svg:height="2.841cm" svg:x="3.194cm" svg:y="0.021cm"><draw:text-box><text:p>A=int(input("A:"))</text:p><text:p>B=int(input("B:"))</text:p><text:p>P=0</text:p><text:p>for x in range(B) : P+=A</text:p><text:p>print("El producto es:",P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7. Calcular el factorial de un numero N, mostrar el numero y su factorial.</text:p>
      <text:p text:style-name="P4"/>
      <text:p text:style-name="P4"><draw:frame text:anchor-type="paragraph" draw:z-index="7" draw:name="Forma8" draw:style-name="gr8" draw:text-style-name="P8" svg:width="6.49cm" svg:height="3.791cm" svg:x="3.277cm" svg:y="0.118cm"><draw:text-box><text:p>print("Ingrese un numero entero:")</text:p><text:p>N=int(input("N:"))</text:p><text:p>F,i=1,1</text:p><text:p>while i&lt;=N:</text:p><text:p><text:s text:c="4"/>F*=i</text:p><text:p><text:s text:c="4"/>i+=1</text:p><text:p>print("El factorial es:",F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8" draw:name="Forma9" draw:style-name="gr9" draw:text-style-name="P8" svg:width="8.773cm" svg:height="1.95cm" svg:x="4.336cm" svg:y="0.889cm"><draw:text-box><text:p>print("Ingrese un numero entero:")</text:p><text:p>n=int(input("number:"))</text:p><text:p>if(n%2)==0:print("El numero",n,"es par")</text:p><text:p>else:print("El numero",n,"es inpar")</text:p></draw:text-box></draw:frame>8. dado un numero A determinar si es par o inpar, mediante la función modulo, desplegar el numero y el mensaje.</text:p>
      <text:p text:style-name="P4"/>
      <text:p text:style-name="P4"/>
      <text:p text:style-name="P4"><text:soft-page-break/>9. Dado un numero A determinar si es par o impar, mediante restas sucesivas desplegar el número y el mensaje.</text:p>
      <text:p text:style-name="P4"/>
      <text:p text:style-name="P4"><draw:frame text:anchor-type="paragraph" draw:z-index="9" draw:name="Forma10" draw:style-name="gr10" draw:text-style-name="P8" svg:width="7.631cm" svg:height="3.398cm" svg:x="2.833cm" svg:y="0.303cm"><draw:text-box><text:p>print("Ingrese un numero entero:")</text:p><text:p>A=int(input("A:"))</text:p><text:p>num=A</text:p><text:p>while A&gt;=2:A-=2</text:p><text:p>if(A==0):print("El numero",num,"es par")</text:p><text:p>else:print("El numero",num,"es inpar"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10. Dado tres numeros A,B,C determinar y desplegar cual es el mayor</text:p>
      <text:p text:style-name="P6"><draw:frame text:anchor-type="paragraph" draw:z-index="10" draw:name="Forma11" draw:style-name="gr11" draw:text-style-name="P8" svg:width="10.695cm" svg:height="7.792cm" svg:x="1.259cm" svg:y="0.61cm"><draw:text-box><text:p>print("Introduzca tres numeros:")</text:p><text:p>A=int(input("A:"))</text:p><text:p>B=int(input("B:"))</text:p><text:p>C=int(input("C:"))</text:p><text:p>if A&gt;B:</text:p><text:p><text:s text:c="4"/>if A&gt;C:print("El numero mayor es:",A)</text:p><text:p><text:s text:c="4"/>elif C&gt;A:print("El numero mayor es:",C)</text:p><text:p><text:s text:c="4"/>else:print(A,"y",C,"son iguales y ambos son los mayores")</text:p><text:p>elif B&gt;A:</text:p><text:p><text:s text:c="4"/>if B&gt;C:print("El numero mayor es:",B)</text:p><text:p><text:s text:c="4"/>elif C&gt;B:print("El numero mayor es:",C)</text:p><text:p><text:s text:c="4"/>else:print(B,"y",C,"son iguales y ambos son los mayores")</text:p><text:p>elif (C&gt;B): print(C,"es el mayor y",A,"y",B,"son iguales")</text:p><text:p>elif (B&gt;C): print(C,"es el menor y",A,"y",B,"son iguales y mayores")</text:p><text:p>else: print(A,B,C,"son iguales")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1. Dado dos numeros A y B realizar la division entera por restas sucesivas desplegar los numeros, el cociente y elresiduo</text:p>
      <text:p text:style-name="P6"><draw:frame text:anchor-type="paragraph" draw:z-index="11" draw:name="Forma12" draw:style-name="gr12" draw:text-style-name="P8" svg:width="9.889cm" svg:height="4.871cm" svg:x="2.817cm" svg:y="0.42cm"><draw:text-box><text:p>dividendo=int(input("dividendo:"))</text:p><text:p>divisor=int(input("divisor:"))</text:p><text:p>contador=0</text:p><text:p/><text:p>while dividendo &gt;= divisor:</text:p><text:p><text:s text:c="4"/>dividendo-=divisor</text:p><text:p><text:s text:c="4"/>contador+=1</text:p><text:p/><text:p>print("El cociente es:",contador)</text:p><text:p>print("El residuo es:",dividendo)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2. En la expresion A+X=B, dados los valores de A y B hallar el valor de X sin realizar la operacion de resta X=B-A (suponiendo que X &gt; 0 y A &lt;= B)</text:p>
      <text:p text:style-name="P6"><draw:frame text:anchor-type="paragraph" draw:z-index="12" draw:name="Forma13" draw:style-name="gr13" draw:text-style-name="P8" svg:width="10.584cm" svg:height="2.952cm" svg:x="2.401cm" svg:y="0.023cm"><draw:text-box><text:p>print("Ingrese A y B; A menor o igual q B por favor")</text:p><text:p>A=int(input("A:"))</text:p><text:p>B=int(input("B:"))</text:p><text:p>x=0</text:p><text:p>while (A+x)!=B:x+=1</text:p><text:p>print("El valor de x es:",x)</text:p></draw:text-box></draw:frame></text:p>
      <text:p text:style-name="P6"/>
      <text:p text:style-name="P6"/>
      <text:p text:style-name="P6"/>
      <text:p text:style-name="P6"/>
      <text:p text:style-name="P6"><text:soft-page-break/>13. Dado un numero X determinar si es un numero primo, desplegar el numero y el mensaje</text:p>
      <text:p text:style-name="P6"><draw:frame text:anchor-type="paragraph" draw:z-index="13" draw:name="Forma14" draw:style-name="gr14" draw:text-style-name="P8" svg:width="7.074cm" svg:height="4.384cm" svg:x="4.129cm" svg:y="0.494cm"><draw:text-box><text:p>print("Ingrese un numero entero:")</text:p><text:p>x=int(input("&gt;"))</text:p><text:p>contador=1</text:p><text:p>for i in range(2,x+1):</text:p><text:p><text:s text:c="4"/>if(x%i==0):</text:p><text:p><text:s text:c="8"/>contador+=1</text:p><text:p>if contador==2:print("El numero",x,"es primo")</text:p><text:p>else:print("El numero",x,"no es primo")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COMENZANDO CON FUNCIONES MATEMATICAS</text:p>
      <text:p text:style-name="P7"/>
      <text:p text:style-name="P6">14. Dado los lados de A,B,C de un triangulo cualesquiera, hallar y desplegar su area area=sqrt(s(s-a)(s-b)(s-c)) y s=(a+b+c)/2</text:p>
      <text:p text:style-name="P6"><draw:frame text:anchor-type="paragraph" draw:z-index="14" draw:name="Forma15" draw:style-name="gr15" draw:text-style-name="P8" svg:width="6.852cm" svg:height="5.358cm" svg:x="3.738cm" svg:y="0.372cm"><draw:text-box><text:p>import math</text:p><text:p>print("Ingrese a,b,c respectivamente:")</text:p><text:p>a=float(input())</text:p><text:p>b=float(input())</text:p><text:p>c=float(input())</text:p><text:p>s=(a+b+c)/2</text:p><text:p>parametro=s*(s-a)*(s-b)*(s-c)</text:p><text:p>area=math.sqrt(parametro)</text:p><text:p>print("parametro de sqrt:",parametro)</text:p><text:p>print("S=",s)</text:p><text:p>print("El area es:",area)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5. Dado los valores a,b,c que son los coeficientes de la ecuacion de segundo grado, hallar sus raices reales, desplegar los resultados x=(-b+-sqrt(b*b-4*a*c))/(2*a)</text:p>
      <text:p text:style-name="P6"><draw:frame text:anchor-type="paragraph" draw:z-index="15" draw:name="Forma16" draw:style-name="gr16" draw:text-style-name="P8" svg:width="7.577cm" svg:height="8.766cm" svg:x="3.877cm" svg:y="0.896cm"><draw:text-box><text:p>import math</text:p><text:p>print("Ingrese a,b,c respectivamente:")</text:p><text:p>a=float(input("a:"))</text:p><text:p>b=float(input("b:"))</text:p><text:p>c=float(input("c:"))</text:p><text:p>#validacion de los datos ingresados</text:p><text:p>discriminante=b**2-4*a*c</text:p><text:p>if(discriminante&gt;0):</text:p><text:p><text:s text:c="4"/>x1=(-b+math.sqrt(b**2-4*a*c))/(2*a)</text:p><text:p><text:s text:c="4"/>x2=(-b-math.sqrt(b**2-4*a*c))/(2*a)</text:p><text:p><text:s text:c="4"/>print("X1=",x1)</text:p><text:p><text:s text:c="4"/>print("X2=",x2) <text:s text:c="3"/></text:p><text:p>elif discriminante==0:</text:p><text:p><text:s text:c="4"/>x1=x2=-b/(2*a)</text:p><text:p><text:s text:c="4"/>print("X1=",x1)</text:p><text:p><text:s text:c="4"/>print("X2=",x2)</text:p><text:p>else:</text:p><text:p><text:s text:c="4"/>print("No existen raices reales!!!")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2:07:06.783545855</meta:creation-date>
    <dc:date>2017-12-10T13:01:36.609530635</dc:date>
    <meta:editing-duration>PT10M2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17" meta:word-count="293" meta:character-count="1692" meta:non-whitespace-character-count="1416"/>
  </office:meta>
</office:document-meta>
</file>